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font-name="Arial1"/>
    </style:style>
    <style:style style:name="T6" style:family="text">
      <style:text-properties style:font-name="Arial1" fo:font-size="32pt" style:font-size-asian="32pt" style:font-size-complex="32pt"/>
    </style:style>
    <style:style style:name="T7"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size="28pt" style:font-size-asian="28pt" style:font-size-complex="28pt"/>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4"/></text:p>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Index</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Audio processing based on the Fourier-transform</text:span></text:p>
                <text:list>
                  <text:list-header>
                    <text:p><text:span text:style-name="T6"/></text:p>
                  </text:list-header>
                </text:list>
              </text:list-item>
              <text:list-item>
                <text:p><text:span text:style-name="T6">Main applications:</text:span></text:p>
                <text:list>
                  <text:list-item>
                    <text:p><text:span text:style-name="T6">Sound description</text:span></text:p>
                  </text:list-item>
                  <text:list-item>
                    <text:p><text:span text:style-name="T6">Sound transformation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Our core topics will revolve around Fourier-based signal processing techniques and on using them to analyze and synthesize all kinds of sounds.</text:span></text:p>
              <text:p><text:span text:style-name="T4"/></text:p>
              <text:p><text:span text:style-name="T4">These techniques are the basis for many applications, but in this course we will focus on sound transformations and sound description. These applications impact very much the way we will present the different signal processing topics.</text:span></text:p>
              <text:p><text:span text:style-name="T4"/></text:p>
              <text:p><text:span text:style-name="T4">In the theory lectures we focus on a mathematical view of the different topics and in the rest of presentations we will cover the more practical points of view, giving demo lectures and programming lectures.</text:span></text:p>
              <text:p><text:span text:style-name="T4"/></text:p>
            </draw:text-box>
          </draw:frame>
        </presentation:notes>
      </draw:page>
      <draw:page draw:name="page3"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1.</text:span><text:span text:style-name="T8"><text:tab/></text:span><text:span text:style-name="T8">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Introduction to Audio Signal Processing</text:span></text:p>
              </text:list-item>
              <text:list-item>
                <text:p><text:span text:style-name="T6">Course outline</text:span></text:p>
              </text:list-item>
              <text:list-item>
                <text:p><text:span text:style-name="T6">Basic mathematics</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4"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2.</text:span><text:span text:style-name="T8"><text:tab/></text:span><text:span text:style-name="T8">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DFT equation</text:span></text:p>
              </text:list-item>
              <text:list-item>
                <text:p><text:span text:style-name="T6">Complex exponentials</text:span></text:p>
              </text:list-item>
              <text:list-item>
                <text:p><text:span text:style-name="T6">Scalar product in the DFT</text:span></text:p>
              </text:list-item>
              <text:list-item>
                <text:p><text:span text:style-name="T6">DFT of complex sinusoids</text:span></text:p>
              </text:list-item>
              <text:list-item>
                <text:p><text:span text:style-name="T6">DFT of real sinusoids</text:span></text:p>
              </text:list-item>
              <text:list-item>
                <text:p><text:span text:style-name="T6">Inverse-DFT</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Then we will start by introducing the Discrete Fourier transform. This transform is the basis for everything we will do and we will try to understand every component of it.</text:span></text:p>
              <text:p><text:span text:style-name="T4"/></text:p>
            </draw:text-box>
          </draw:frame>
        </presentation:notes>
      </draw:page>
      <draw:page draw:name="page5"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8">3.</text:span><text:span text:style-name="T8"><text:tab/></text:span><text:span text:style-name="T8">Fourier transform propertie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Linearity, shift, symmetry, convolution</text:span></text:p>
              </text:list-item>
              <text:list-item>
                <text:p><text:span text:style-name="T6">Energy conservation and decibels</text:span></text:p>
              </text:list-item>
              <text:list-item>
                <text:p><text:span text:style-name="T6">Phase unwrapping, zero padding</text:span></text:p>
              </text:list-item>
              <text:list-item>
                <text:p><text:span text:style-name="T6">Fast Fourier Transform (FFT)</text:span></text:p>
              </text:list-item>
              <text:list-item>
                <text:p><text:span text:style-name="T6">FFT and zero-phase windowing</text:span></text:p>
              </text:list-item>
              <text:list-item>
                <text:p><text:span text:style-name="T6">Analysis/synthesis</text:span></text:p>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6"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4.</text:span><text:span text:style-name="T8"><text:tab/></text:span><text:span text:style-name="T8">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TFT equation</text:span></text:p>
              </text:list-item>
              <text:list-item>
                <text:p><text:span text:style-name="T6">Analysis window</text:span></text:p>
              </text:list-item>
              <text:list-item>
                <text:p><text:span text:style-name="T6">FFT size and Hop size</text:span></text:p>
              </text:list-item>
              <text:list-item>
                <text:p><text:span text:style-name="T6">Time-frequency compromise</text:span></text:p>
              </text:list-item>
              <text:list-item>
                <text:p><text:span text:style-name="T6">Inverse STFT</text:span></text:p>
                <text:p><text:span text:style-name="T6"/></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7"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5.</text:span><text:span text:style-name="T8"><text:tab/></text:span><text:span text:style-name="T8">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inusoidal model equation</text:span></text:p>
              </text:list-item>
              <text:list-item>
                <text:p><text:span text:style-name="T6">Sinewaves in a spectrum</text:span></text:p>
              </text:list-item>
              <text:list-item>
                <text:p><text:span text:style-name="T6">Sinewaves as spectral peaks</text:span></text:p>
              </text:list-item>
              <text:list-item>
                <text:p><text:span text:style-name="T6">Time-varying sinewaves in spectrogram</text:span></text:p>
              </text:list-item>
              <text:list-item>
                <text:p><text:span text:style-name="T6">Sinusoidal synthesis</text:span></text:p>
                <text:p><text:span text:style-name="T6"/></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draw:text-box>
              <text:p><text:span text:style-name="T4">Building on top of the STFT we will present the Sinusoidal model.</text:span></text:p>
              <text:p><text:span text:style-name="T4"/></text:p>
              <text:p><text:span text:style-name="T4"/></text:p>
            </draw:text-box>
          </draw:frame>
        </presentation:notes>
      </draw:page>
      <draw:page draw:name="page8"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6.</text:span><text:span text:style-name="T8"><text:tab/></text:span><text:span text:style-name="T8">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Harmonic model equation</text:span></text:p>
              </text:list-item>
              <text:list-item>
                <text:p><text:span text:style-name="T6">Sinusoids-partials-harmonics</text:span></text:p>
              </text:list-item>
              <text:list-item>
                <text:p><text:span text:style-name="T6">Monophonic/polyphonic signals</text:span></text:p>
              </text:list-item>
              <text:list-item>
                <text:p><text:span text:style-name="T6">Harmonic detection</text:span></text:p>
                <text:p><text:span text:style-name="T6"/></text:p>
              </text:list-item>
              <text:list-item>
                <text:p><text:span text:style-name="T6">Fundamental frequency detection</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When we assume that a sound is harmonic we can use a Harmonic model, which is a sinusoidal model in which we add the constraints that all the sinusoids are multiple of a fundamental frequency.</text:span></text:p>
              <text:p><text:span text:style-name="T4"/></text:p>
              <text:p><text:span text:style-name="T4"/></text:p>
            </draw:text-box>
          </draw:frame>
        </presentation:notes>
      </draw:page>
      <draw:page draw:name="page9"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7.</text:span><text:span text:style-name="T8"><text:tab/></text:span><text:span text:style-name="T8">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6">Stochastic model</text:span></text:p>
              </text:list-item>
              <text:list-item>
                <text:p><text:span text:style-name="T6">Stochastic approximation of sounds</text:span></text:p>
              </text:list-item>
              <text:list-item>
                <text:p><text:span text:style-name="T6">Sinusoidal/harmonic plus residual model</text:span></text:p>
              </text:list-item>
              <text:list-item>
                <text:p><text:span text:style-name="T6">Residual subtraction</text:span></text:p>
              </text:list-item>
              <text:list-item>
                <text:p><text:span text:style-name="T6">Sinusoidal/harmonic plus stochastic model</text:span></text:p>
              </text:list-item>
              <text:list-item>
                <text:p><text:span text:style-name="T6">Stochastic model of residual</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10"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8.</text:span><text:span text:style-name="T8"><text:tab/></text:span><text:span text:style-name="T8">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6">Short-time Fourier transform</text:span></text:p>
                <text:list>
                  <text:list-item>
                    <text:p><text:span text:style-name="T9">Filtering; morphing</text:span></text:p>
                  </text:list-item>
                </text:list>
              </text:list-item>
              <text:list-item>
                <text:p><text:span text:style-name="T6">Sinusoidal model</text:span></text:p>
                <text:list>
                  <text:list-item>
                    <text:p><text:span text:style-name="T9">Time and frequency scaling</text:span></text:p>
                  </text:list-item>
                </text:list>
              </text:list-item>
              <text:list-item>
                <text:p><text:span text:style-name="T6">Harmonic plus residual model</text:span></text:p>
                <text:list>
                  <text:list-item>
                    <text:p><text:span text:style-name="T9">Pitch transposition</text:span></text:p>
                  </text:list-item>
                </text:list>
              </text:list-item>
              <text:list-item>
                <text:p><text:span text:style-name="T6">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1"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9.</text:span><text:span text:style-name="T8"><text:tab/></text:span><text:span text:style-name="T8">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6">Spectral-based audio features</text:span></text:p>
              </text:list-item>
              <text:list-item>
                <text:p><text:span text:style-name="T6">Description of sound/music events and collections</text:span></text:p>
                <text:p><text:span text:style-name="T6"/></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2"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0.</text:span><text:span text:style-name="T8"><text:tab/></text:span><text:span text:style-name="T8">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Review of class</text:span></text:p>
              </text:list-item>
              <text:list-item>
                <text:p><text:span text:style-name="T6">Beyond audio signal processing for music application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3" draw:style-name="dp1" draw:master-page-name="UPF-master" presentation:presentation-page-layout-name="AL3T1">
        <draw:frame presentation:style-name="pr4" draw:layer="layout" svg:width="22.859cm" svg:height="3.18cm" svg:x="1.27cm" svg:y="0.759cm" presentation:class="title">
          <draw:text-box>
            <text:p><text:span text:style-name="T5">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0">The slides and code are released using the CC Attribution-Noncommercial-Share Alike license or the Affero GPL license and available from </text:span><text:span text:style-name="T10"><text:a xlink:href="https://github.com/MTG/sms-tools" xlink:type="simple">https://github.com/MTG/sms-tools</text:a></text:span></text:p>
                <text:p><text:span text:style-name="T10"/></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4"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9"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05T22:23:01.803709000</dc:date>
    <dc:creator>xavier serra</dc:creator>
    <meta:generator>LibreOffice/4.2.1.1$MacOSX_X86_64 LibreOffice_project/d7dbbd7842e6a58b0f521599204e827654e1fb8b</meta:generator>
    <meta:editing-duration>P1DT11H50M3S</meta:editing-duration>
    <meta:editing-cycles>49</meta:editing-cycles>
    <meta:document-statistic meta:object-count="87"/>
  </office:meta>
</office:document-meta>
</file>